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.80000019073486pt" style:font-size-asian="9.80000019073486pt" style:font-size-complex="9.80000019073486pt"/>
    </style:style>
    <style:style style:name="P5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P6" style:family="paragraph" style:parent-style-name="Standard" style:list-style-name="L1">
      <style:text-properties fo:font-size="11.5pt" style:font-size-asian="11.5pt" style:font-size-complex="11.5pt"/>
    </style:style>
    <style:style style:name="P7" style:family="paragraph" style:parent-style-name="Standard" style:list-style-name="L1"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Standard" style:list-style-name="L1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9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June 2016-Oct 2016</text:p>
      <text:p text:style-name="P1"/>
      <text:p text:style-name="P1">Timeline for health related events Summer and Fall 2016</text:p>
      <text:p text:style-name="P1">All through this timeline I ran every day until Sept 12.</text:p>
      <text:p text:style-name="P1">June – After a series of fast workouts and races I felt unusually tired.</text:p>
      <text:p text:style-name="P1">June 28 – <text:span text:style-name="T5">I stopped taking 20 mg atorvastatin/day</text:span>. <text:s/>I had read that some doctors feel that statins tend to <text:tab/>decrease the amount of the essential enzyme CoQ10 <text:s/>in the body. <text:s/>They further believe that this <text:tab/>decrease is amplified in individuals who are over 70 and/or athletes. <text:s/>These same doctors <text:tab/>recommend that if you are taking a prescribed statin for cholesterol that you should also take a <text:tab/>CoQ10 supplement. I discussed my situation with my doctor shortly after and he agreed it was okay <text:tab/>for me to stop taking the statin. <text:s/>My total cholesterol <text:tab/>has been low and the “good” cholesterol has <text:tab/>been considerably above normal. <text:s text:c="3"/></text:p>
      <text:p text:style-name="P1">July (first 2 weeks)– I thought I was feeling better and I continued training for a half marathon.</text:p>
      <text:p text:style-name="P1">July 2 – I <text:s/>felt okay in the morning. <text:s/>In the afternoon my pulse was <text:span text:style-name="T3">skipping beats quit often and I didn't </text:span><text:span text:style-name="T7"><text:tab/></text:span><text:span text:style-name="T3">feel well</text:span>. <text:s/><text:span text:style-name="T4">I started taking CoQ10 at 110 mg/day.</text:span><text:span text:style-name="T8"> <text:s/></text:span><text:span text:style-name="T3">After 4 days I felt fine and my heart was </text:span><text:span text:style-name="T7"><text:tab/></text:span><text:span text:style-name="T3">skipping very little.</text:span></text:p>
      <text:p text:style-name="P1">July 6 – I ran 3 miles at 8:09/mi on hilly roads in a workout. <text:s/></text:p>
      <text:p text:style-name="P1"><text:s text:c="2"/><text:tab/>A few days after this <text:span text:style-name="T4">I stopped taking CoQ10</text:span>. <text:s/>I thought it was causing me to have slight dizziness.</text:p>
      <text:p text:style-name="P1">July 16 –I had no dizziness and felt okay. <text:s/>I ran a ½ marathon at 8:15/mi and had a fast finish. <text:s/></text:p>
      <text:p text:style-name="P1">July (last 2 weeks) I should have rested but I kept running hard workouts. </text:p>
      <text:p text:style-name="P1">July 25 – At my annual appointment, Dr Oyler prescribed a stress test because of the skipping beats.</text:p>
      <text:p text:style-name="P1">July 27 – Dr. Vukmer (opthamologist treating my glaucoma) found my eye pressure was somewhat high. I <text:tab/>started <text:tab/>taking an additional daily eye drop called Simbrinza in just my right eye.</text:p>
      <text:p text:style-name="P1">Aug 5 – Stress test at UPMC Hamot. <text:s/>Without much of a warmup I was going fast on a very steep incline. <text:s/><text:tab/>At 16 METS <text:span text:style-name="T3">I went into atrial fibrillation</text:span> and was more out of breath than I had ever been. <text:s/>I am <text:tab/>sure I had never experienced afib before. <text:s/>Doctor told me my heart looked ok and I should see an <text:tab/>electrophysiologist cardiologist. <text:s/><text:span text:style-name="T3">After the test my resting pulse dropped about 7 bpm to 42 </text:span><text:span text:style-name="T7"><text:tab/></text:span><text:span text:style-name="T3">bpm. </text:span><text:span text:style-name="T7"><text:s/></text:span><text:span text:style-name="T3">It was generally about 42 bpm every morning until Sept 21.</text:span></text:p>
      <text:p text:style-name="P1">Aug 8-9 – 24hr heart monitor. <text:s/>Showed slow heart rate (38 bpm when asleep) and skipping heart beats. </text:p>
      <text:p text:style-name="P1">Aug 10 – Appointment with Dr Vukmer. <text:s/>Eye pressure in right eye was found to have dropped dramatically <text:tab/>because of the 2 week use of Simbrinza in that eye. I started taking Simbrinza in both eyes. </text:p>
      <text:p text:style-name="P1">Aug 15 – Dr. Oyler reviewed stress test and monitor results before flight to Amsterdam that same day.</text:p>
      <text:p text:style-name="P1">Aug 15-22 – <text:span text:style-name="T8"><text:s/></text:span><text:span text:style-name="T3">I started experiencing dizziness</text:span> that increased during the 7 days. <text:s/>By the 7<text:span text:style-name="T1">th</text:span> day I was <text:s/><text:tab/>experiencing <text:span text:style-name="T3">numbness on the left side of my face</text:span>. <text:s/>I read that Simbrinza had a possible side <text:tab/>effect of dizziness and I stopped taking it on Aug 22. <text:s/><text:span text:style-name="T10">I also </text:span><text:span text:style-name="T4">started taking CoQ10 again</text:span>. <text:s/><text:span text:style-name="T3">Within a</text:span><text:span text:style-name="T2"> </text:span><text:span text:style-name="T6"><text:tab/></text:span><text:span text:style-name="T3">few days the dizziness and numbness went away</text:span><text:span text:style-name="T2">.</text:span> <text:s/></text:p>
      <text:p text:style-name="P1">Aug 29 – <text:span text:style-name="T4">I stopped taking CoQ10</text:span>.</text:p>
      <text:p text:style-name="P1">Aug 29 -Sept 12 –I continued to run every day but not very much or fast. <text:s/>In the beginning of this period <text:tab/>I felt okay but got more and more tired as time went on. </text:p>
      <text:p text:style-name="P1">Sept 13 – After a 4.5 mile bike ride I carried something heavy upstairs,<text:span text:style-name="T7"> </text:span><text:span text:style-name="T3">experienced vertigo and didn't </text:span><text:span text:style-name="T7"><text:tab/></text:span><text:span text:style-name="T3">feel well</text:span>. <text:s/>More symptoms are listed <text:s/>below. <text:s/>At the ER in Amsterdam I had an EKG and <text:tab/>neurological exam. <text:s/>A doctor said my heart looked okay and I wasn't in immediate danger. <text:span text:style-name="T10">I stopped <text:tab/>running and </text:span><text:span text:style-name="T4">started</text:span><text:span text:style-name="T9"> </text:span><text:span text:style-name="T4">taking CoQ10 again</text:span>. The daily dose is 50 mg. <text:s/>I started at a lower dosage than <text:tab/>before to prevent possible additional dizziness. <text:s/></text:p>
      <text:p text:style-name="P1"><text:tab/><text:span text:style-name="T8">These are my symptoms at this point in time:</text:span></text:p>
      <text:list xml:id="list1018537692635100326" text:style-name="L1">
        <text:list-item>
          <text:p text:style-name="P6">Lower than usual heart rate. </text:p>
          <text:p text:style-name="P6">In the morning while still in bed it is about 40 bpm, down about 7 beats from what it was in July. </text:p>
          <text:p text:style-name="P6">During the day sitting in a chair it is about 47 bpm, down about 12 beats from what it was in July. </text:p>
        </text:list-item>
        <text:list-item>
          <text:p text:style-name="P6">Fatigue</text:p>
        </text:list-item>
        <text:list-item>
          <text:p text:style-name="P6">Heart skipping about every 10<text:span text:style-name="T1">th</text:span> beat.</text:p>
        </text:list-item>
        <text:list-item>
          <text:p text:style-name="P6">periodic dizziness</text:p>
        </text:list-item>
        <text:list-item>
          <text:p text:style-name="P6"><text:soft-page-break/>puffy feeling left side of face</text:p>
        </text:list-item>
        <text:list-item>
          <text:p text:style-name="P6">slight sick feeling when dizzy</text:p>
        </text:list-item>
        <text:list-item>
          <text:p text:style-name="P7">slight headache most of the time</text:p>
        </text:list-item>
        <text:list-item>
          <text:p text:style-name="P7">It may be coincidental but ever since about the time of my stress test on Aug 5, <text:s/>I have had tightness and discomfort in the back of my neck.</text:p>
        </text:list-item>
      </text:list>
      <text:p text:style-name="P1">Sept 20 – <text:s/>I flew back to the US. Up to now my pulse has remained relatively low and my heart had been <text:tab/>skipping beats. While sitting quietly on an airplane I suddenly noticed my heart was beating very <text:tab/>strongly at 60 bpm with no skipping. <text:s/>A couple hours later the rate was down to about 55 bpm and <text:tab/>steady. <text:s/>After this episode my pulse rate was generally about 10 beats higher and I started to feel <text:tab/>better every day. <text:s text:c="2"/></text:p>
      <text:p text:style-name="P1">Sept 24 – I have read in a number of places that the daily dose of CoQ10 is usually in the range </text:p>
      <text:p text:style-name="P1"><text:tab/>100-300 mg. <text:s/>I increased my daily dose of CoQ10 to 110 mg. </text:p>
      <text:p text:style-name="P2">Sept 28 – I have been feeling good with no dizziness. <text:s/>I ran and walked a mile in 13:30 and had the most <text:tab/>active day doing things around the house since we have been home.</text:p>
      <text:p text:style-name="P2">Sept 29 – When I got out of bed this morning I felt a little dizzy. My heart was skipping about every 10<text:span text:style-name="T1">th</text:span> <text:tab/>beat. <text:s/>I concluded the relatively low dose of CoQ10 that I have been taking is not enough for my <text:tab/>present level of activity. <text:s/>I took 110 mg of CoQ10 in the morning and 100 mg in the evening. <text:s/>By <text:tab/>bedtime I still didn't feel just right and my pulse was about 47 bpm.</text:p>
      <text:p text:style-name="P2">Sept 30 – At 2:00 AM I woke up to the same thing that happened on the airplane on Sept 20.</text:p>
      <text:p text:style-name="P2"><text:tab/>My pulse had become strong and reached 60 bpm. <text:s/>There were no skipped heart beats. <text:s/>After 2 <text:tab/>hours my pulse was still steady but down to about 50 bpm. <text:s/>Maybe on Sept 20 and today when the <text:tab/>CoQ10 reached <text:s/>a certain level in my bloodstream, <text:s/>my heart's natural pacemaker started to work <text:tab/>properly. <text:s/>I remember reading that it takes about 6 hours for a CoQ10 supplement to reach <text:tab/>maximum concentration in the blood. This is the approximate time between my taking of 100 mg of <text:tab/>CoQ10 and when I <text:s/>woke up at 2:00 AM.</text:p>
      <text:p text:style-name="P2"><text:tab/></text:p>
      <text:p text:style-name="P2"><text:tab/>I feel good. <text:s/>My heart is skipping less and the heart rate has increased since Sept 13. </text:p>
      <text:list xml:id="list42513192" text:continue-numbering="true" text:style-name="L1">
        <text:list-header>
          <text:p text:style-name="P6">In the morning while still in bed it is about 51 bpm, up about 11 beats from what it was on Sept 13. </text:p>
          <text:p text:style-name="P8">During the day sitting in a chair it is about 60 bpm, up about 13 beats from what it was on Sept 13.</text:p>
        </text:list-header>
      </text:list>
      <text:p text:style-name="P2"><text:s text:c="2"/><text:tab/>I have no dizziness or puffy feeling in my face. The back of my neck is better but not perfect. <text:tab/></text:p>
      <text:p text:style-name="P2"><text:tab/>I will continue to take CoQ10 and slowly increase the amount I run.</text:p>
      <text:p text:style-name="P2"><text:tab/>I took 3x100 mg of CoQ10 today.</text:p>
      <text:p text:style-name="P2">Oct 1 – PRB = <text:span text:style-name="T8">pulse rate in the morning while still in bed </text:span></text:p>
      <text:p text:style-name="P2"><text:tab/>PRB = 51 bpm and steady. </text:p>
      <text:p text:style-name="P2"><text:tab/>I took 2x100 mg of CoQ10 and walked 1 mile in about 16 minutes</text:p>
      <text:p text:style-name="P2">Oct 2 – PRB = 50 bpm and steady.</text:p>
      <text:p text:style-name="P2"><text:s/><text:tab/>I took 100 mg of CoQ10 and walked 1 mile in about 16 minutes</text:p>
      <text:p text:style-name="P2">Oct 3 – PRB = 50 bpm and steady.</text:p>
      <text:p text:style-name="P2"><text:tab/><text:span text:style-name="T8">Starting today I am taking the Ubiquinol form of CoQ10 for better absorption.</text:span></text:p>
      <text:p text:style-name="P2"><text:s/><text:tab/>I took 50 mg of CoQ10 and walked 1 mile in about 16 minutes</text:p>
      <text:p text:style-name="P2">Oct 4 – PRB = 52 bpm and steady.</text:p>
      <text:p text:style-name="P2"><text:tab/>I had an appointment with Dr Martin Wiseman an Electrophysiologist Cardiologist at Cleveland <text:tab/>Clinic. He prescribed a heart monitor that I am now wearing for 30 days. So that the monitor is <text:tab/>recording my normal activity I should start running again. <text:s/>We agreed that I should incrementally <text:tab/>increase my running over the next 30 days. <text:s/>Near the end of this period I could have a fast run and <text:tab/>another relatively long run. <text:s text:c="2"/></text:p>
      <text:p text:style-name="P2"><text:s/><text:tab/>I took 2x50 mg of CoQ10 and walked 1 mile in about 17 minutes</text:p>
      <text:p text:style-name="P2">Oct 5 – PRB = 51 bpm and steady. <text:s/>In the evening I was looking at stars with Jamie and students. Bending the neck back for 15 minutes or so made me dizzy and a little sick for a half hour. <text:s/>This made me think there is something wrong with my neck. For some of our visit in Amsterdam I wa painting while looking up to the ceiling, and I didn't feel well for some of my visit.</text:p>
      <text:p text:style-name="P3"><text:soft-page-break/></text:p>
      <text:p text:style-name="P4"/>
      <text:p text:style-name="P4">Oct 6 PRB=51 <text:span text:style-name="T11">2x50 mg of CoQ10 Dr Vukmer suggested <text:s/>MRI should be taken to rule out </text:span><text:span text:style-name="T10">Arnold Chiari <text:tab/>Malformation.</text:span></text:p>
      <text:p text:style-name="P4">Oct 7 PRB=53 <text:span text:style-name="T11">2x50 mg of CoQ10</text:span></text:p>
      <text:p text:style-name="P4">Oct 8 PRB=51 <text:s text:c="2"/>No Co Q10, Too much of it has made me slightly faint as though blood pressure was low.</text:p>
      <text:p text:style-name="P4">Oct 9 PRB=48 <text:s text:c="2"/>No CoQ10, No dizziness. I decided to take 50 mg CoQ10 when my PRB is <text:span text:style-name="T8">less than 47 bpm.</text:span></text:p>
      <text:p text:style-name="P5">Oct 10 PRB=50 <text:s/>No CoQ10, Started to feel not as good as I have been. Dizzy</text:p>
      <text:p text:style-name="P5">Oct 11 PRB=49 <text:s/>No CoQ10 in AM, Still have dizziness, ringing in ears, skipping beats on one occasion and very slight <text:tab/>numbness in face. chewing made me a little dizzy. Oyler ordering MRI <text:tab/>and wants me to make appointment with a <text:tab/>neurologist. He said last year's MRI should have shown possibility of <text:s/>Arnold Chiari Malformation if it were there <text:tab/>last year. He is concerned with persistent fetal circulation pattern <text:s/>demonstrated to the right posterior cerebral artery <text:tab/>mentioned in last year,s MRI of head. <text:s/>I have noted in the past whenever I <text:s/>take CoQ10 I feel better. I will take 50 mg <text:tab/>of <text:s/>CoQ10 today. <text:s/>WHEN I LOOK AT MY NOSE WITH CROSSED EYES, THE BACK OF MY LEFT EYE <text:tab/>HURTS/</text:p>
      <text:p text:style-name="P5"/>
      <text:p text:style-name="P5"/>
      <text:p text:style-name="P5">Also I have 3 nodules on my thyroid. <text:s/>On Sept 21 I had my regularly scheduled blood work and an ultrasound of my thyroid. <text:s/>My TSH and T4 were normal. <text:s/>My T3 was 0.7 mg/mL which is below or nearly below normal. <text:s/>The nodules have not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11T22:35:13.48</dc:date>
    <dc:creator>James Lombardi</dc:creator>
    <meta:editing-duration>PT14H43M47S</meta:editing-duration>
    <meta:editing-cycles>97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3" meta:paragraph-count="65" meta:word-count="1750" meta:character-count="9090"/>
  </office:meta>
</office:document-meta>
</file>